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57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57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57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57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57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57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57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57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57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57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57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57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57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57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57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57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57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yerson Leonet Bravo Alva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24194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 Anyer Bravo Escob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6406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1.0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2"/>
    <meta:template xlink:type="simple" xlink:actuate="onRequest" xlink:title="Normal" xlink:href=""/>
  </office:meta>
</office:document-meta>
</file>